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B000001BFD6F530F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is the original design of the push button telephone</text:p>
          </draw:text-box>
        </draw:frame>
        <draw:frame draw:style-name="gr1" draw:text-style-name="P1" draw:layer="layout" svg:width="17.737cm" svg:height="12.179cm" svg:x="4.85cm" svg:y="4.913cm" presentation:class="graphic">
          <draw:image xlink:href="Pictures/100000000000028B000001BFD6F530F8.png" xlink:type="simple" xlink:show="embed" xlink:actuate="onLoad">
            <text:p/>
          </draw:image>
        </draw:frame>
        <draw:frame presentation:style-name="pr2" draw:layer="layout" svg:width="24.639cm" svg:height="2.093cm" svg:x="1.361cm" svg:y="17.707cm" presentation:class="subtitle" presentation:user-transformed="true">
          <draw:text-box>
            <text:p>How are modern phones different?</text:p>
            <text:p text:style-name="P2"><text:span text:style-name="T1">Source: </text:span><text:span text:style-name="T1"><text:a xlink:href="http://www.google.com/patents/US2394926?dq=2,394,926" xlink:type="simple">http://www.google.com/patents/US2394926?dq=2,394,926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9T22:29:23.18</meta:creation-date>
    <dc:date>2013-02-09T22:37:33.28</dc:date>
    <meta:editing-duration>PT5M57S</meta:editing-duration>
    <meta:editing-cycles>5</meta:editing-cycles>
    <meta:generator>LibreOffice/4.0.0.3$Windows_x86 LibreOffice_project/7545bee9c2a0782548772a21bc84a9dcc583b89</meta:generator>
    <meta:document-statistic meta:object-count="26"/>
  </office:meta>
</office:document-meta>
</file>